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2f7d" officeooo:paragraph-rsid="00172f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 camera working in general (new pi)</text:p>
      <text:p text:style-name="P1"/>
      <text:p text:style-name="P1">have showPics.html display images, not just path text</text:p>
      <text:p text:style-name="P1"/>
      <text:p text:style-name="P1">takePic function must store new image in static folder, each file must have an orignal name, get database to store image paths</text:p>
      <text:p text:style-name="P1"/>
      <text:p text:style-name="P1">video stream on websit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2:30:01.696641771</meta:creation-date>
    <dc:date>2018-04-18T12:32:21.103057608</dc:date>
    <meta:editing-duration>PT2M24S</meta:editing-duration>
    <meta:editing-cycles>1</meta:editing-cycles>
    <meta:document-statistic meta:table-count="0" meta:image-count="0" meta:object-count="0" meta:page-count="1" meta:paragraph-count="4" meta:word-count="41" meta:character-count="240" meta:non-whitespace-character-count="203"/>
    <meta:generator>LibreOffice/5.2.7.2$Linux_ARM_EABI LibreOffice_project/20m0$Build-2</meta:generator>
  </office:meta>
</office:document-meta>
</file>